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 style:may-break-between-rows="false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background-color="#729fc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1.B1" style:family="table-cell">
      <style:table-cell-properties fo:background-color="#729fcf" fo:padding="0.0382in" fo:border="1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1.5pt solid #000000" fo:border-right="none" fo:border-top="none" fo:border-bottom="1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382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background-color="#729fcf" fo:padding="0.0382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1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1.5pt solid #000000" fo:border-right="none" fo:border-top="none" fo:border-bottom="1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1.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5b2" officeooo:paragraph-rsid="00150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05b2" officeooo:paragraph-rsid="001505b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2">
      <style:text-properties style:font-name="Liberation Serif"/>
    </style:style>
    <style:style style:name="P5" style:family="paragraph" style:parent-style-name="Heading_20_2">
      <style:text-properties style:font-name="Liberation Serif" fo:language="zxx" fo:country="none" style:language-asian="zxx" style:country-asian="none" style:language-complex="zxx" style:country-complex="none"/>
    </style:style>
    <style:style style:name="P6" style:family="paragraph" style:parent-style-name="Heading_20_2">
      <style:text-properties style:font-name="Liberation Serif" officeooo:paragraph-rsid="000cf6d2"/>
    </style:style>
    <style:style style:name="P7" style:family="paragraph" style:parent-style-name="Standard">
      <style:text-properties officeooo:paragraph-rsid="001505b2"/>
    </style:style>
    <style:style style:name="P8" style:family="paragraph" style:parent-style-name="Text_20_body">
      <style:text-properties style:font-name="Liberation Serif" officeooo:rsid="001183b2" officeooo:paragraph-rsid="001183b2"/>
    </style:style>
    <style:style style:name="P9" style:family="paragraph" style:parent-style-name="Text_20_body">
      <style:text-properties style:font-name="Liberation Serif" fo:language="zxx" fo:country="none" style:language-asian="zxx" style:country-asian="none" style:language-complex="zxx" style:country-complex="none"/>
    </style:style>
    <style:style style:name="P10" style:family="paragraph" style:parent-style-name="Text_20_body">
      <style:text-properties style:font-name="Liberation Serif" fo:language="zxx" fo:country="none" officeooo:rsid="001183b2" officeooo:paragraph-rsid="001183b2" style:language-asian="zxx" style:country-asian="none" style:language-complex="zxx" style:country-complex="none"/>
    </style:style>
    <style:style style:name="P11" style:family="paragraph" style:parent-style-name="Text_20_body">
      <style:text-properties style:font-name="Liberation Serif" fo:language="zxx" fo:country="none" officeooo:paragraph-rsid="000cf6d2" style:language-asian="zxx" style:country-asian="none" style:language-complex="zxx" style:country-complex="none"/>
    </style:style>
    <style:style style:name="P12" style:family="paragraph" style:parent-style-name="Text_20_body">
      <style:text-properties style:font-name="Liberation Serif" fo:language="zxx" fo:country="none" officeooo:rsid="000cf6d2" officeooo:paragraph-rsid="000cf6d2" style:language-asian="zxx" style:country-asian="none" style:language-complex="zxx" style:country-complex="none"/>
    </style:style>
    <style:style style:name="P13" style:family="paragraph" style:parent-style-name="Text_20_body">
      <style:text-properties style:font-name="Liberation Serif" fo:language="zxx" fo:country="none" officeooo:rsid="0012bbff" officeooo:paragraph-rsid="0012bbff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Liberation Serif" fo:language="zxx" fo:country="none" officeooo:paragraph-rsid="0012bbff" style:language-asian="zxx" style:country-asian="none" style:language-complex="zxx" style:country-complex="none"/>
    </style:style>
    <style:style style:name="P15" style:family="paragraph" style:parent-style-name="Text_20_body">
      <style:text-properties style:font-name="Liberation Serif" fo:language="zxx" fo:country="none" officeooo:paragraph-rsid="000f2fc0" style:language-asian="zxx" style:country-asian="none" style:language-complex="zxx" style:country-complex="none"/>
    </style:style>
    <style:style style:name="P16" style:family="paragraph" style:parent-style-name="Text_20_body">
      <style:text-properties style:font-name="Liberation Serif" fo:language="zxx" fo:country="none" officeooo:rsid="00141c07" officeooo:paragraph-rsid="00141c07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Liberation Serif" fo:language="zxx" fo:country="none" officeooo:paragraph-rsid="001505b2" style:language-asian="zxx" style:country-asian="none" style:language-complex="zxx" style:country-complex="none"/>
    </style:style>
    <style:style style:name="P18" style:family="paragraph" style:parent-style-name="Text_20_body">
      <style:text-properties style:font-name="Liberation Serif" fo:language="zxx" fo:country="none" fo:font-weight="bold" officeooo:paragraph-rsid="000e1a76" style:language-asian="zxx" style:country-asian="none" style:font-weight-asian="bold" style:language-complex="zxx" style:country-complex="none" style:font-weight-complex="bold"/>
    </style:style>
    <style:style style:name="P19" style:family="paragraph" style:parent-style-name="Text_20_body">
      <style:text-properties style:font-name="Liberation Serif" officeooo:rsid="0012bbff" officeooo:paragraph-rsid="0012bbff"/>
    </style:style>
    <style:style style:name="P20" style:family="paragraph" style:parent-style-name="Text_20_body">
      <style:text-properties officeooo:rsid="001505b2" officeooo:paragraph-rsid="001505b2"/>
    </style:style>
    <style:style style:name="P21" style:family="paragraph" style:parent-style-name="Text_20_body">
      <style:text-properties fo:font-weight="bold" officeooo:rsid="001505b2" officeooo:paragraph-rsid="001505b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f6d2" style:font-weight-asian="bold" style:font-weight-complex="bold"/>
    </style:style>
    <style:style style:name="T3" style:family="text">
      <style:text-properties fo:font-weight="bold" officeooo:rsid="0012bbff" style:font-weight-asian="bold" style:font-weight-complex="bold"/>
    </style:style>
    <style:style style:name="T4" style:family="text">
      <style:text-properties fo:font-weight="bold" officeooo:rsid="00141c07" style:font-weight-asian="bold" style:font-weight-complex="bold"/>
    </style:style>
    <style:style style:name="T5" style:family="text">
      <style:text-properties officeooo:rsid="000cf6d2"/>
    </style:style>
    <style:style style:name="T6" style:family="text">
      <style:text-properties officeooo:rsid="0012bbff"/>
    </style:style>
    <style:style style:name="T7" style:family="text">
      <style:text-properties fo:language="zxx" fo:country="none" style:language-asian="zxx" style:country-asian="none" style:language-complex="zxx" style:country-complex="none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officeooo:rsid="00141c07"/>
    </style:style>
    <style:style style:name="T10" style:family="text">
      <style:text-properties fo:font-size="15pt" style:font-size-asian="13.1000003814697pt" style:font-size-complex="15pt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fo:font-size="18pt" style:font-size-asian="18pt" style:font-size-complex="18pt"/>
    </style:style>
    <style:style style:name="T13" style:family="text">
      <style:text-properties officeooo:rsid="001505b2"/>
    </style:style>
    <style:style style:name="T14" style:family="text">
      <style:text-properties fo:font-size="18pt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 text:name="docs-internal-guid-1a43c912-7fff-444b-49b1-40b0ec3a970a"/>MoonStalker messages </text:p>
      <text:h text:style-name="Heading_20_1" text:outline-level="1"><text:span text:style-name="T12">Introduction</text:span> </text:h>
      <text:p text:style-name="P8"><text:span text:style-name="T7">This document describes the messages being exchanged between the Android Control and the Arduino based Drive unit.</text:span></text:p>
      <text:p text:style-name="P9">&lt; - start message delimiter </text:p>
      <text:p text:style-name="P9">&gt; - end message delimiter </text:p>
      <text:p text:style-name="P10">All messages exchanged must start with the start message delimiter and end with the end message delimiter, e.g. &lt;BTRY?&gt; to query the battery voltage. Carriage return '\r' and newline '\n' can be sent, but will be ignored and removed from the text stream. All text is ASCII encoded.</text:p>
      <text:p text:style-name="P10">Android Control is the initiator of messages and Arduino Drive unit responds to the messages to acknowledge receipt and provide responses. <text:span text:style-name="T9">The only exception are the error and warning messages, which can be sent to the Android Control unit unsolicited.</text:span></text:p>
      <text:h text:style-name="Heading_20_1" text:outline-level="1"><text:span text:style-name="T14">Control messages</text:span> </text:h>
      <text:h text:style-name="P5" text:outline-level="2">Move </text:h>
      <text:p text:style-name="P9"><text:span text:style-name="T1">&lt;MV a b&gt;</text:span> </text:p>
      <text:p text:style-name="P9">a - horizontal steps </text:p>
      <text:p text:style-name="P9">b - vertical steps </text:p>
      <text:p text:style-name="P9">Move the telescope in horizontal and vertical direction. While RDY message is not returned from Arduino, all move actions made by MoonStalker are blocked.</text:p>
      <text:p text:style-name="P10">Response:</text:p>
      <text:p text:style-name="P10"><text:span text:style-name="T1">&lt;NOT_RDY&gt;</text:span> - Drive unit is still executing the previous movement</text:p>
      <text:p text:style-name="P10"><text:span text:style-name="T1">&lt;MV_ACK a b&gt;</text:span> - <text:span text:style-name="T6">Start movement with the specified parameters</text:span> </text:p>
      <text:p text:style-name="P10"/>
      <text:h text:style-name="P4" text:outline-level="2">Move start<text:span text:style-name="T7"> </text:span></text:h>
      <text:p text:style-name="P11"><text:span text:style-name="T1">&lt;MVS d&gt;</text:span> </text:p>
      <text:p text:style-name="P9">d - direction (1 = UP, 2 = down, 3 = left 4 = right)</text:p>
      <text:p text:style-name="P12">Start moving the telescope in the specific direction. It keeps moving until MVE message is received or ERROR happens.</text:p>
      <text:h text:style-name="P6" text:outline-level="2">Move <text:span text:style-name="T5">end</text:span></text:h>
      <text:p text:style-name="P11"><text:span text:style-name="T1">&lt;MV</text:span><text:span text:style-name="T2">E</text:span><text:span text:style-name="T1">&gt;</text:span> </text:p>
      <text:p text:style-name="P12"><text:soft-page-break/>Stop moving the telescope after started when MVS was received.</text:p>
      <text:p text:style-name="P9"><text:s/></text:p>
      <text:h text:style-name="Heading_20_1" text:outline-level="1"><text:span text:style-name="T14">Status messages</text:span> </text:h>
      <text:h text:style-name="P4" text:outline-level="2">Status <text:span text:style-name="T7"><text:s/></text:span></text:h>
      <text:p text:style-name="P11"><text:span text:style-name="T1">&lt;</text:span><text:span text:style-name="T3">MV</text:span><text:span text:style-name="T1">ST?&gt;</text:span> </text:p>
      <text:p text:style-name="P9">Get <text:span text:style-name="T6">move </text:span>status of the telescope, <text:span text:style-name="T6">whether the telescope is still moving or if it is ready to accept new move command.</text:span></text:p>
      <text:p text:style-name="P13">Response:</text:p>
      <text:p text:style-name="P13"><text:span text:style-name="T8">&lt;RDY&gt;</text:span> - Drive unit is ready to accept new move command</text:p>
      <text:p text:style-name="P14"><text:span text:style-name="T3">&lt;NOT_RDY&gt;</text:span><text:span text:style-name="T6"> - Drive unit is still executing the previous move command and is not ready yet to accept new move commands</text:span></text:p>
      <text:h text:style-name="P4" text:outline-level="2">Battery</text:h>
      <text:p text:style-name="P18">&lt;BTRY?&gt; </text:p>
      <text:p text:style-name="P9">Request to Arduino to return the battery voltage <text:span text:style-name="T6">in mV.</text:span></text:p>
      <text:p text:style-name="P19">Response:</text:p>
      <text:p text:style-name="P15"><text:span text:style-name="T1">&lt;BTRY voltage&gt;</text:span> </text:p>
      <text:p text:style-name="P15">voltage - value of the current voltage of Telescope battery <text:span text:style-name="T6">in millivolts.</text:span></text:p>
      <text:p text:style-name="P9">Reply from Arduino give information of current voltage of telescope battery. </text:p>
      <text:h text:style-name="P3" text:outline-level="1">Error Messages</text:h>
      <text:p text:style-name="P16">Error messages can be sent to the Android Control unit unsolicited.</text:p>
      <text:p text:style-name="P15"><text:span text:style-name="T1">&lt;ERROR </text:span><text:span text:style-name="T4">error_msg&gt;</text:span></text:p>
      <text:p text:style-name="P9">When something <text:span text:style-name="T13">un</text:span>expected happens on telescope, the reason for error is returned from Arduino.</text:p>
      <table:table table:name="Table1" table:style-name="Table1">
        <table:table-column table:style-name="Table1.A" table:number-columns-repeated="2"/>
        <table:table-header-rows>
          <table:table-row>
            <table:table-cell table:style-name="Table1.A1" office:value-type="string">
              <text:p text:style-name="P1">ERROR MESSAGE</text:p>
            </table:table-cell>
            <table:table-cell table:style-name="Table1.B1" office:value-type="string">
              <text:p text:style-name="P1">MEANING</text:p>
            </table:table-cell>
          </table:table-row>
        </table:table-header-rows>
        <table:table-row>
          <table:table-cell table:style-name="Table1.A2" office:value-type="string">
            <text:p text:style-name="P2">END_LIMIT_SW_TRIG</text:p>
          </table:table-cell>
          <table:table-cell table:style-name="Table1.B2" office:value-type="string">
            <text:p text:style-name="P2">End limit switch has been triggered</text:p>
          </table:table-cell>
        </table:table-row>
      </table:table>
      <text:p text:style-name="P9"/>
      <text:h text:style-name="Heading_20_1" text:outline-level="1">Warning messages</text:h>
      <text:p text:style-name="P20">Warning messages can be sent to the Android Control unit unsolicited.</text:p>
      <text:p text:style-name="P21">&lt;WARNING warning_msg&gt;</text:p>
      <text:p text:style-name="P17"><text:line-break/></text:p>
      <table:table table:name="Table2" table:style-name="Table2">
        <table:table-column table:style-name="Table2.A" table:number-columns-repeated="2"/>
        <table:table-header-rows>
          <text:soft-page-break/>
          <table:table-row>
            <table:table-cell table:style-name="Table2.A1" office:value-type="string">
              <text:p text:style-name="P1">WARNING MESSAGE</text:p>
            </table:table-cell>
            <table:table-cell table:style-name="Table2.B1" office:value-type="string">
              <text:p text:style-name="P1">MEANING</text:p>
            </table:table-cell>
          </table:table-row>
        </table:table-header-rows>
        <table:table-row>
          <table:table-cell table:style-name="Table2.A2" office:value-type="string">
            <text:p text:style-name="P2">BTRY_LOW</text:p>
          </table:table-cell>
          <table:table-cell table:style-name="Table2.B2" office:value-type="string">
            <text:p text:style-name="P2">Battery voltage is low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Mono" svg:font-family="TlwgMono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iberation Serif" fo:font-family="'Liberation Serif'" style:font-family-generic="roman" style:font-pitch="variable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ans" fo:font-family="'Liberation Sans'" style:font-family-generic="swiss" style:font-pitch="variable" fo:font-size="115%" fo:font-weight="bold" officeooo:rsid="00141c07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8:27:47.663103305</meta:creation-date>
    <dc:date>2019-04-06T20:10:29.853869460</dc:date>
    <meta:editing-duration>PT16M19S</meta:editing-duration>
    <meta:editing-cycles>4</meta:editing-cycles>
    <meta:generator>LibreOffice_Vanilla/6.2.1.3$MacOSX_X86_64 LibreOffice_project/e485074f4984fbc86184b6aa3aba3228d0150755</meta:generator>
    <meta:document-statistic meta:table-count="2" meta:image-count="0" meta:object-count="0" meta:page-count="3" meta:paragraph-count="54" meta:word-count="387" meta:character-count="2353" meta:non-whitespace-character-count="1996"/>
  </office:meta>
</office:document-meta>
</file>